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text-properties fo:font-size="16pt" style:font-size-asian="16pt" style:font-size-complex="16pt"/>
    </style:style>
    <style:style style:name="P2" style:family="paragraph" style:parent-style-name="Standard">
      <style:text-properties fo:font-size="16pt" style:font-size-asian="16pt" style:font-size-complex="16pt"/>
    </style:style>
    <style:style style:name="P3" style:family="paragraph" style:parent-style-name="Standard">
      <style:paragraph-properties fo:margin-left="0.5in" fo:margin-right="0in" fo:text-indent="0in" style:auto-text-indent="false">
        <style:tab-stops/>
      </style:paragraph-properties>
      <style:text-properties fo:font-size="16pt" style:font-size-asian="16pt" style:font-size-complex="16pt"/>
    </style:style>
    <style:style style:name="P4" style:family="paragraph" style:parent-style-name="Standard">
      <style:paragraph-properties fo:margin-left="0.5in" fo:margin-right="0in" fo:text-align="center" style:justify-single-word="false" fo:text-indent="0in" style:auto-text-indent="false">
        <style:tab-stops/>
      </style:paragraph-properties>
      <style:text-properties fo:color="#c00000" fo:font-size="18pt" style:font-size-asian="18pt" style:font-size-complex="18pt"/>
    </style:style>
    <style:style style:name="P5" style:family="paragraph" style:parent-style-name="Standard">
      <style:paragraph-properties fo:margin-left="0.5in" fo:margin-right="0in" fo:text-indent="0in" style:auto-text-indent="false">
        <style:tab-stops/>
      </style:paragraph-properties>
      <style:text-properties fo:color="#c00000" fo:font-size="18pt" style:font-size-asian="18pt" style:font-size-complex="18pt"/>
    </style:style>
    <style:style style:name="P6" style:family="paragraph" style:parent-style-name="Standard">
      <style:paragraph-properties fo:margin-left="0.5in" fo:margin-right="0in" fo:text-indent="0in" style:auto-text-indent="false">
        <style:tab-stops/>
      </style:paragraph-properties>
    </style:style>
    <style:style style:name="P7" style:family="paragraph" style:parent-style-name="Standard" style:master-page-name="MP0">
      <style:paragraph-properties fo:text-align="center" style:justify-single-word="false" style:page-number="auto" fo:break-before="page"/>
      <style:text-properties fo:color="#c00000" fo:font-size="18pt" style:font-size-asian="18pt" style:font-size-complex="18pt"/>
    </style:style>
    <style:style style:name="P8" style:family="paragraph" style:parent-style-name="Standard" style:list-style-name="L1">
      <style:text-properties fo:font-size="16pt" style:font-size-asian="16pt" style:font-size-complex="16pt"/>
    </style:style>
    <style:style style:name="P9" style:family="paragraph" style:parent-style-name="Standard" style:list-style-name="L2">
      <style:text-properties fo:font-size="16pt" style:font-size-asian="16pt" style:font-size-complex="16pt"/>
    </style:style>
    <style:style style:name="P10" style:family="paragraph" style:parent-style-name="Standard" style:list-style-name="L2"/>
    <style:style style:name="P11" style:family="paragraph" style:parent-style-name="Standard" style:list-style-name="L3"/>
    <style:style style:name="T1" style:family="text">
      <style:text-properties fo:font-size="16pt" style:font-size-asian="16pt" style:font-size-complex="16pt"/>
    </style:style>
    <style:style style:name="T2" style:family="text">
      <style:text-properties fo:font-size="16pt" officeooo:rsid="001b4771" style:font-size-asian="16pt" style:font-size-complex="16pt"/>
    </style:style>
    <style:style style:name="T3" style:family="text">
      <style:text-properties fo:font-size="16pt" style:font-size-asian="14pt" style:font-size-complex="16pt"/>
    </style:style>
    <style:style style:name="T4" style:family="text">
      <style:text-properties fo:font-size="16pt" officeooo:rsid="001b4771" style:font-size-asian="14pt" style:font-size-complex="16pt"/>
    </style:style>
    <style:style style:name="T5" style:family="text">
      <style:text-properties fo:font-size="16pt" officeooo:rsid="001bc340" style:font-size-asian="14pt" style:font-size-complex="16pt"/>
    </style:style>
    <style:style style:name="T6" style:family="text">
      <style:text-properties officeooo:rsid="001b4771"/>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hức năng của admin</text:p>
      <text:p text:style-name="P2"/>
      <text:list xml:id="list153419313" text:style-name="L1">
        <text:list-item>
          <text:p text:style-name="P8">Đăng nhập, đăng ký, quên mật khẩu, ghi nhớ mật khẩu(nếu có)</text:p>
        </text:list-item>
        <text:list-item>
          <text:p text:style-name="P8">Thêm, sửa, xoá bảng:</text:p>
        </text:list-item>
      </text:list>
      <text:p text:style-name="P3">+&gt; Môn học</text:p>
      <text:p text:style-name="P3">+&gt; Lớp</text:p>
      <text:p text:style-name="P3">+&gt; Điểm (Hiện điểm sinh viên)</text:p>
      <text:p text:style-name="P3">+&gt; Sinh Viên (xoá xem xét)</text:p>
      <text:p text:style-name="P3">+&gt; Giáo Viên</text:p>
      <text:p text:style-name="P3">+&gt; Khoá học (nó là K bảng)</text:p>
      <text:p text:style-name="P3">+&gt; Ngành</text:p>
      <text:list xml:id="list165752447819925" text:continue-numbering="true" text:style-name="L1">
        <text:list-item>
          <text:p text:style-name="P8">Điểm danh sinh viên theo lớp </text:p>
        </text:list-item>
      </text:list>
      <text:p text:style-name="P2"/>
      <text:p text:style-name="P2"/>
      <text:p text:style-name="Standard"><text:span text:style-name="Default_20_Paragraph_20_Font"><text:span text:style-name="T1">Note:</text:span></text:span></text:p>
      <text:list xml:id="list3584383708" text:style-name="L2">
        <text:list-item>
          <text:p text:style-name="P10"><text:span text:style-name="Default_20_Paragraph_20_Font"><text:span text:style-name="T1">Phân công giáo viên và xem những giáo viên bận những hôm nào nếu mà nhập giáo viên đó trùng với lịch bận thì hiện thông báo cái này tôi có tìm hiểu alert2 để cho thông báo nhìn đẹp và chuyên hơn (k biết ông có biết k nhưng tôi vẫn nói)</text:span></text:span></text:p>
        </text:list-item>
      </text:list>
      <text:p text:style-name="Standard"/>
      <text:list xml:id="list165750430977548" text:continue-numbering="true" text:style-name="L2">
        <text:list-item>
          <text:p text:style-name="P10"><text:span text:style-name="Default_20_Paragraph_20_Font"><text:span text:style-name="T1">Có thể tìm hiểu về data table nó sẽ giúp tìm kiếm dữ liệu xịn sò nhưng cái này nói vậy thôi chứ tôi chưa tìm hiểu.</text:span></text:span></text:p>
        </text:list-item>
      </text:list>
      <text:p text:style-name="Standard"/>
      <text:list xml:id="list165751451405517" text:continue-numbering="true" text:style-name="L2">
        <text:list-item>
          <text:p text:style-name="P10"><text:span text:style-name="Default_20_Paragraph_20_Font"><text:span text:style-name="T1">Hiện xem những lớp đã điểm danh trong ngày và nhiều ngày khác thông qua input type date hay 1 thư viện khác …</text:span></text:span></text:p>
        </text:list-item>
      </text:list>
      <text:p text:style-name="Standard"/>
      <text:list xml:id="list165752336369886" text:continue-numbering="true" text:style-name="L2">
        <text:list-item>
          <text:p text:style-name="P10"><text:span text:style-name="Default_20_Paragraph_20_Font"><text:span text:style-name="T1">Lấy lại mật khẩu qua gmail</text:span></text:span></text:p>
        </text:list-item>
      </text:list>
      <text:p text:style-name="Standard"/>
      <text:list xml:id="list165751694550989" text:continue-numbering="true" text:style-name="L2">
        <text:list-item>
          <text:p text:style-name="P9">Nên có tài khoản cho mỗi giáo viên</text:p>
          <text:p text:style-name="P9"/>
        </text:list-item>
        <text:list-item>
          <text:p text:style-name="P9">xuất thông tin sinh viên, điểm vào excel </text:p>
        </text:list-item>
      </text:list>
      <text:p text:style-name="P2"/>
      <text:p text:style-name="P1"/>
      <text:p text:style-name="P4">Trang sinh viên</text:p>
      <text:p text:style-name="P5"/>
      <text:list xml:id="list1719060374" text:style-name="L3">
        <text:list-item>
          <text:p text:style-name="P11"><text:span text:style-name="Default_20_Paragraph_20_Font"><text:span text:style-name="T1">Đăng nhập chỗ này sẽ thêm đoạn không cho sinh viên hay </text:span></text:span><text:span text:style-name="Default_20_Paragraph_20_Font"><text:span text:style-name="T2">1 ai đó đăng nhập sai nhiều lần nếu đăng nhập sai nhiều lần thì đối với sinh viên có gmail thì nhắn vào gmail còn sv chưa nhập gmail vào thì tạm thời khóa 7 ngày chẳng hạn vậy.</text:span></text:span></text:p>
        </text:list-item>
      </text:list>
      <text:p text:style-name="Standard"><text:span text:style-name="Default_20_Paragraph_20_Font"><text:span text:style-name="T2"/></text:span></text:p>
      <text:list xml:id="list165750969883422" text:continue-numbering="true" text:style-name="L3">
        <text:list-item>
          <text:p text:style-name="P11"><text:span text:style-name="Default_20_Paragraph_20_Font"><text:span text:style-name="T1">Hiện bảng điểm của từng môn</text:span></text:span></text:p>
        </text:list-item>
      </text:list>
      <text:p text:style-name="P6"><text:span text:style-name="Default_20_Paragraph_20_Font"><text:span text:style-name="T1">( Ông góp ý them @@)</text:span></text:span></text:p>
      <text:p text:style-name="Standard"><text:tab/><text:span text:style-name="T6">+</text:span><text:span text:style-name="T3">tôi nghĩ là xem sinh viên mỗi môn nghỉ bn buổi / tổng số buổi</text:span></text:p>
      <text:p text:style-name="Standard"><text:span text:style-name="T3"/></text:p>
      <text:p text:style-name="Standard"><text:span text:style-name="T3"><text:tab/></text:span><text:span text:style-name="T4">+</text:span><text:span text:style-name="T3">các môn thi có môn nào qua không.</text:span></text:p>
      <text:p text:style-name="Standard"/>
      <text:p text:style-name="Standard"/>
      <text:p text:style-name="Standard"><text:tab/><text:span text:style-name="T6">+</text:span><text:span text:style-name="T4">lịch thi các môn sắp tới.</text:span></text:p>
      <text:p text:style-name="Standard"><text:span text:style-name="T4"/></text:p>
      <text:p text:style-name="Standard"><text:span text:style-name="T4"><text:tab/></text:span><text:span text:style-name="T5">+xem top sinh viên để xem ai sẽ nhận học bổng vào năm tới =))</text:span></text:p>
      <text:p text:style-name="Standard"/>
      <text:p text:style-name="P2">Note:</text:p>
      <text:list xml:id="list164615243950569" text:style-name="L2">
        <text:list-item>
          <text:p text:style-name="P10"><text:span text:style-name="Default_20_Paragraph_20_Font"><text:span text:style-name="T1">Tạo thông tin sinh viên admin sẽ nhập thông tin cơ bản còn hệ thống sẽ tự sinh th</text:span></text:span>ê<text:span text:style-name="Default_20_Paragraph_20_Font"><text:span text:style-name="T1">m id (đoạn này tôi nghĩ là để char và tự tăng số đằng sau) và pass để mặc định như trg mình là 123456 hình như vậy</text:span></text:span></text:p>
        </text:list-item>
      </text:list>
      <text:p text:style-name="P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WW_5f_CharLFO2LVL1" style:display-name="WW_CharLFO2LVL1" style:family="text">
      <style:text-properties style:font-name="Liberation Serif" fo:font-family="'Liberation Serif'" style:font-family-generic="roman" style:font-pitch="variable" fo:font-size="16pt" style:font-name-asian="Noto Serif CJK SC" style:font-family-asian="'Noto Serif CJK SC'" style:font-family-generic-asian="system" style:font-pitch-asian="variable" style:font-size-asian="16pt" style:font-name-complex="FreeSans" style:font-family-complex="FreeSans" style:font-family-generic-complex="system"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fo:font-size="16pt" style:font-size-asian="16pt"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4.2$Linux_X86_64 LibreOffice_project/706abf8817d63c225da2eaeb9c9523a7d4d3595c</meta:generator>
    <dc:title/>
    <meta:creation-date>2020-07-04T18:21:00Z</meta:creation-date>
    <dc:date>2020-07-05T16:57:49.767535412</dc:date>
    <meta:editing-cycles>7</meta:editing-cycles>
    <meta:editing-duration>PT3H13M54S</meta:editing-duration>
    <meta:document-statistic meta:table-count="0" meta:image-count="0" meta:object-count="0" meta:page-count="2" meta:paragraph-count="29" meta:word-count="353" meta:character-count="1507" meta:non-whitespace-character-count="1189"/>
    <meta:template xlink:type="simple" xlink:actuate="onRequest" xlink:title="" xlink:href="Normal.dotm"/>
  </office:meta>
</office:document-meta>
</file>